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4866in"/>
    </style:style>
    <style:style style:name="co2" style:family="table-column">
      <style:table-column-properties fo:break-before="auto" style:column-width="14.302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false"/>
    </style:style>
    <style:style style:name="ro3" style:family="table-row">
      <style:table-row-properties style:row-height="0.2484in" fo:break-before="auto" style:use-optimal-row-height="false"/>
    </style:style>
    <style:style style:name="ro4" style:family="table-row">
      <style:table-row-properties style:row-height="0.2071in"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API</text:p>
          </table:table-cell>
          <table:table-cell office:value-type="string" calcext:value-type="string">
            <text:p>function</text:p>
          </table:table-cell>
        </table:table-row>
        <table:table-row table:style-name="ro2">
          <table:table-cell office:value-type="string" calcext:value-type="string">
            <text:p>Nearby API</text:p>
          </table:table-cell>
          <table:table-cell office:value-type="string" calcext:value-type="string">
            <text:p>Nearby Places API, enables you to add discovery and search of nearby POIs by searching for a generic keyword used to describe a category of places or via the unique code assigned to that category.</text:p>
          </table:table-cell>
        </table:table-row>
        <table:table-row table:style-name="ro3">
          <table:table-cell office:value-type="string" calcext:value-type="string">
            <text:p>Auto suggest API</text:p>
          </table:table-cell>
          <table:table-cell office:value-type="string" calcext:value-type="string">
            <text:p>The Autosuggest API helps users to complete queries faster by adding intelligent search capabilities to your web or mobile app. This API returns a list of results as well as suggested queries as the user types in the search field. </text:p>
          </table:table-cell>
        </table:table-row>
        <table:table-row table:style-name="ro4">
          <table:table-cell office:value-type="string" calcext:value-type="string">
            <text:p>Text search API</text:p>
          </table:table-cell>
          <table:table-cell office:value-type="string" calcext:value-type="string">
            <text:p>Text Search API is a service that aims to provide information about a list of places on the basis of a text string entered by the user. It uses the location information that is provided along with the query to try to understand the request.</text:p>
          </table:table-cell>
        </table:table-row>
        <table:table-row table:style-name="ro1">
          <table:table-cell office:value-type="string" calcext:value-type="string">
            <text:p>Geocode API</text:p>
          </table:table-cell>
          <table:table-cell office:value-type="string" calcext:value-type="string">
            <text:p>Geocoding API converts real addresses into these geographic reference positions to be placed on a map, be it for any street, area, postal code, POI or a house number etc.</text:p>
          </table:table-cell>
        </table:table-row>
        <table:table-row table:style-name="ro1">
          <table:table-cell office:value-type="string" calcext:value-type="string">
            <text:p>Reverse Geocode API</text:p>
          </table:table-cell>
          <table:table-cell office:value-type="string" calcext:value-type="string">
            <text:p>Reverse Geocoding is a process to give the closest matching address to a provided geographical coordinates (latitude/longitude). Mappls reverse geocoding API provides real addresses along with nearest popular landmark for any such geo-positions on the map. </text:p>
          </table:table-cell>
        </table:table-row>
        <table:table-row table:style-name="ro1">
          <table:table-cell office:value-type="string" calcext:value-type="string">
            <text:p>Address Standardization API</text:p>
          </table:table-cell>
          <table:table-cell office:value-type="string" calcext:value-type="string">
            <text:p>Address Standardization API is a process to convert the non formatted address into the user readable format by omitting unnecessary information in the address. Mappls address standardization API provides real addresses along with admin and other information.</text:p>
          </table:table-cell>
        </table:table-row>
        <table:table-row table:style-name="ro1">
          <table:table-cell office:value-type="string" calcext:value-type="string">
            <text:p>eLOC API</text:p>
          </table:table-cell>
          <table:table-cell office:value-type="string" calcext:value-type="string">
            <text:p>Mappls eloc is a simple, standardized and precise pan-India digital address system. Every location has been assigned a unique digital address or an eLoc. The eLoc API can be used to extract the details of a place with the help of its eLoc i.e. a 6 digit code or a place_id.</text:p>
          </table:table-cell>
        </table:table-row>
        <table:table-row table:style-name="ro1">
          <table:table-cell office:value-type="string" calcext:value-type="string">
            <text:p>Mappls Aerial Distance API</text:p>
          </table:table-cell>
          <table:table-cell office:value-type="string" calcext:value-type="string">
            <text:p>Adding Aerial Distance API would help to calculate the distance between two points on the map. For example, you can measure the mileage in a straight line between two cities.</text:p>
          </table:table-cell>
        </table:table-row>
        <table:table-row table:style-name="ro1">
          <table:table-cell office:value-type="string" calcext:value-type="string">
            <text:p>Driving Distance - Time Matrix API</text:p>
          </table:table-cell>
          <table:table-cell office:value-type="string" calcext:value-type="string">
            <text:p>Adding driving directions API would help to add predicted travel time &amp; duration from a given origin point to a number of points. </text:p>
          </table:table-cell>
        </table:table-row>
        <table:table-row table:style-name="ro1">
          <table:table-cell office:value-type="string" calcext:value-type="string">
            <text:p>Range Polygon API</text:p>
          </table:table-cell>
          <table:table-cell office:value-type="string" calcext:value-type="string">
            <text:p>Mappls Driving Range Polygon API computes areas that are reachable within specified time or distance intervals from a location, and returns the reachable regions as contours of polygons or lines that you can display on a map.</text:p>
          </table:table-cell>
        </table:table-row>
        <table:table-row table:style-name="ro1">
          <table:table-cell office:value-type="string" calcext:value-type="string">
            <text:p>Elevation API</text:p>
          </table:table-cell>
          <table:table-cell office:value-type="string" calcext:value-type="string">
            <text:p>The Elevation API provides elevation data above the sea level for location on Earth’s surface. The Elevation API allows you to retrieve sampled elevation data along a path.</text:p>
          </table:table-cell>
        </table:table-row>
        <table:table-row table:style-name="ro1">
          <table:table-cell office:value-type="string" calcext:value-type="string">
            <text:p>FEEDBACK API</text:p>
          </table:table-cell>
          <table:table-cell office:value-type="string" calcext:value-type="string">
            <text:p>The API acts as a feedback loop to improve the user's search pattern by incorporating ML based personalization characteristics to further searches.</text:p>
          </table:table-cell>
        </table:table-row>
        <table:table-row table:style-name="ro1">
          <table:table-cell office:value-type="string" calcext:value-type="string">
            <text:p>Place Details API</text:p>
          </table:table-cell>
          <table:table-cell office:value-type="string" calcext:value-type="string">
            <text:p>The Place detail API is to extract the details of a place with the help of its eLoc i.e. a 6 character code. Since a place may or may not have additional attributes associated with it, the response from the place details may be different for each record. </text:p>
          </table:table-cell>
        </table:table-row>
        <table:table-row table:style-name="ro1">
          <table:table-cell office:value-type="string" calcext:value-type="string">
            <text:p>POI Along The Route</text:p>
          </table:table-cell>
          <table:table-cell office:value-type="string" calcext:value-type="string">
            <text:p>With POI Along the Route API user will be able to get the details of POIs of a particular category along his set route. The main focus of this API is to provide convenience to the user and help him in locating the place of his interest on his set route.</text:p>
          </table:table-cell>
        </table:table-row>
        <table:table-row table:style-name="ro1">
          <table:table-cell office:value-type="string" calcext:value-type="string">
            <text:p>Route Optimization API</text:p>
          </table:table-cell>
          <table:table-cell office:value-type="string" calcext:value-type="string">
            <text:p>Route Optimization is the process of determining the most cost-efficient route. It needs to include all relevant factors such as the number and location of all the required stops on the route.</text:p>
          </table:table-cell>
        </table:table-row>
        <table:table-row table:style-name="ro1">
          <table:table-cell office:value-type="string" calcext:value-type="string">
            <text:p>Mappls Route / Driving Directions API</text:p>
          </table:table-cell>
          <table:table-cell office:value-type="string" calcext:value-type="string">
            <text:p>Routing and displaying driving directions on map, including instructions for navigation, distance to destination, traffic etc. are few of the most important parts of developing a map based application.</text:p>
          </table:table-cell>
        </table:table-row>
        <table:table-row table:style-name="ro1">
          <table:table-cell office:value-type="string" calcext:value-type="string">
            <text:p>Mappls Snap To Road API</text:p>
          </table:table-cell>
          <table:table-cell office:value-type="string" calcext:value-type="string">
            <text:p>Snap-To-Road API, snaps given GPS points to the road network in the most plausible way. Maximum number of points are limited to 100 only. </text:p>
          </table:table-cell>
        </table:table-row>
        <table:table-row table:style-name="ro1">
          <table:table-cell office:value-type="string" calcext:value-type="string">
            <text:p>Mappls Still Map Image API</text:p>
          </table:table-cell>
          <table:table-cell office:value-type="string" calcext:value-type="string">
            <text:p>The Still Map Image API creates a map based on URL parameters sent through a standard HTTP request and returns the map as an image which you can display on your application. The API lets you embed Mappls Maps image according to geo-position, pixel size and zoom level of the map on your application without requiring any dynamic page loading</text:p>
          </table:table-cell>
        </table:table-row>
        <table:table-row table:style-name="ro1">
          <table:table-cell office:value-type="string" calcext:value-type="string">
            <text:p>Mappls Traveled Route API</text:p>
          </table:table-cell>
          <table:table-cell office:value-type="string" calcext:value-type="string">
            <text:p>This API can be used to get an image of map with traveled route plotted on it.</text:p>
          </table:table-cell>
        </table:table-row>
        <table:table-row table:style-name="ro1">
          <table:table-cell office:value-type="string" calcext:value-type="string">
            <text:p>Vehicle Routing Problem APIs</text:p>
          </table:table-cell>
          <table:table-cell office:value-type="string" calcext:value-type="string">
            <text:p>The Goal in vehicle routing problem (VRP) is to get an optimal set of routes for a fleet of vehicles to traverse in order to deliver to a given set of customers. It generalizes the well-known travelling salesman problem (TSP). The objective of this API is to minimize the duration, vehicles used &amp; distance travelled(optimized route), so it can reduce the overall cost and provide maximum profi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9T16:15:28.968813707</meta:creation-date>
    <dc:date>2022-06-29T18:22:31.007249171</dc:date>
    <meta:editing-duration>PT2M37S</meta:editing-duration>
    <meta:editing-cycles>1</meta:editing-cycles>
    <meta:document-statistic meta:table-count="1" meta:cell-count="42" meta:object-count="0"/>
    <meta:generator>LibreOffice/6.4.7.2$Linux_X86_64 LibreOffice_project/40$Build-2</meta:generator>
  </office:meta>
</office:document-meta>
</file>